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roximaNovaCond-Semibold" svg:font-family="ProximaNovaCond-Semibold, 'Helvetica Neue', Helvetica, Arial, sans-serif"/>
    <style:font-face style:name="Roboto Condensed" svg:font-family="'Roboto Condensed', Arial, sans-serif"/>
    <style:font-face style:name="medium-content-title-font" svg:font-family="medium-content-title-font, Georgia, Cambria, 'Times New Roman', Times, serif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55c8e" style:font-name="open sans" fo:font-size="12pt" fo:letter-spacing="-0.026cm" fo:font-style="normal" fo:font-weight="normal" style:font-size-asian="12pt" style:font-size-complex="12pt"/>
    </style:style>
    <style:style style:name="P2" style:family="paragraph" style:parent-style-name="Heading_20_1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55c8e" style:font-name="Roboto Condensed" fo:font-size="12pt" fo:letter-spacing="-0.026cm" fo:font-style="normal" fo:font-weight="normal" style:font-size-asian="12pt" style:font-size-complex="12pt"/>
    </style:style>
    <style:style style:name="P3" style:family="paragraph" style:parent-style-name="Heading_20_1">
      <style:paragraph-properties fo:margin-left="0cm" fo:margin-right="0cm" fo:margin-top="0cm" fo:margin-bottom="0cm" loext:contextual-spacing="false" style:line-height-at-least="1.27cm" fo:orphans="2" fo:widows="2" fo:text-indent="0cm" style:auto-text-indent="false"/>
      <style:text-properties fo:font-variant="normal" fo:text-transform="none" style:font-name="medium-content-title-font" fo:font-size="14pt" fo:letter-spacing="normal" fo:font-style="normal" fo:font-weight="normal" style:font-size-asian="14pt" style:font-size-complex="14pt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10%" fo:orphans="2" fo:widows="2" fo:text-indent="0cm" style:auto-text-indent="false" fo:padding="0cm" fo:border="none"/>
      <style:text-properties fo:font-variant="normal" fo:text-transform="none" fo:color="#102d40" style:font-name="ProximaNovaCond-Semibold" fo:font-size="16pt" fo:letter-spacing="normal" fo:font-style="normal" fo:font-weight="normal" style:font-size-asian="16pt" style:font-size-complex="16pt"/>
    </style:style>
    <style:style style:name="T1" style:family="text">
      <style:text-properties fo:color="#30a5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ickjanetakis.com/blog/fuzzy-search-your-bash-history-in-style-with-fzf" text:style-name="Internet_20_link" text:visited-style-name="Visited_20_Internet_20_Link">https://nickjanetakis.com/blog/fuzzy-search-your-bash-history-in-style-with-fzf</text:a></text:p>
      <text:p text:style-name="Standard"/>
      <text:p text:style-name="Standard"/>
      <text:h text:style-name="P1" text:outline-level="1">****10 Quick Tips About sudo command for Linux systems****</text:h>
      <text:p text:style-name="Standard"/>
      <text:p text:style-name="Standard"><text:a xlink:type="simple" xlink:href="https://www.linuxtechi.com/quick-tips-sudo-command-linux-systems/" text:style-name="Internet_20_link" text:visited-style-name="Visited_20_Internet_20_Link">https://www.linuxtechi.com/quick-tips-sudo-command-linux-systems/</text:a></text:p>
      <text:p text:style-name="Standard"/>
      <text:h text:style-name="P3" text:outline-level="1">Docker tips &amp; tricks or just useful commands</text:h>
      <text:p text:style-name="Standard"/>
      <text:p text:style-name="Standard"/>
      <text:p text:style-name="Standard"/>
      <text:p text:style-name="Standard"><text:a xlink:type="simple" xlink:href="https://medium.com/@clasikas/docker-tips-tricks-or-just-useful-commands-6e1fd8220450" text:style-name="Internet_20_link" text:visited-style-name="Visited_20_Internet_20_Link">https://medium.com/@clasikas/docker-tips-tricks-or-just-useful-commands-6e1fd8220450</text:a></text:p>
      <text:p text:style-name="Standard"/>
      <text:h text:style-name="P4" text:outline-level="1"/>
      <text:h text:style-name="P4" text:outline-level="1"/>
      <text:h text:style-name="P4" text:outline-level="1">Alternatives to Heroku for <text:span text:style-name="T1">all platforms</text:span></text:h>
      <text:p text:style-name="Standard"/>
      <text:p text:style-name="Standard"/>
      <text:p text:style-name="Standard"><text:a xlink:type="simple" xlink:href="https://alternativeto.net/software/heroku/?license=free" text:style-name="Internet_20_link" text:visited-style-name="Visited_20_Internet_20_Link">https://alternativeto.net/software/heroku/?license=free</text:a></text:p>
      <text:p text:style-name="Standard"/>
      <text:p text:style-name="Standard"/>
      <text:h text:style-name="P2" text:outline-level="1">Glances – An Advanced Real Time System Monitoring Tool for Linux</text:h>
      <text:p text:style-name="Standard"/>
      <text:p text:style-name="Standard"/>
      <text:p text:style-name="Standard"><text:a xlink:type="simple" xlink:href="https://www.tecmint.com/glances-an-advanced-real-time-system-monitoring-tool-for-linux/" text:style-name="Internet_20_link" text:visited-style-name="Visited_20_Internet_20_Link">https://www.tecmint.com/glances-an-advanced-real-time-system-monitoring-tool-for-linux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roximaNovaCond-Semibold" svg:font-family="ProximaNovaCond-Semibold, 'Helvetica Neue', Helvetica, Arial, sans-serif"/>
    <style:font-face style:name="Roboto Condensed" svg:font-family="'Roboto Condensed', Arial, sans-serif"/>
    <style:font-face style:name="medium-content-title-font" svg:font-family="medium-content-title-font, Georgia, Cambria, 'Times New Roman', Times, serif"/>
    <style:font-face style:name="open sans" svg:font-family="'open sans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08:34:10.978295308</meta:creation-date>
    <dc:date>2020-04-27T12:01:26.927295617</dc:date>
    <meta:editing-duration>PT3H27M25S</meta:editing-duration>
    <meta:editing-cycles>7</meta:editing-cycles>
    <meta:generator>LibreOffice/6.2.8.2$Linux_X86_64 LibreOffice_project/20$Build-2</meta:generator>
    <meta:document-statistic meta:table-count="0" meta:image-count="0" meta:object-count="0" meta:page-count="1" meta:paragraph-count="9" meta:word-count="38" meta:character-count="576" meta:non-whitespace-character-count="546"/>
  </office:meta>
</office:document-meta>
</file>